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alOperatorTests.cancellationPropagatedToMo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ransactionalOperatorTests.rollbackWithFlu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ansactionalOperatorTests.cancellationPropagatedToFlu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ransactionalOperatorTests.commitWithMo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ansactionalOperatorTests.rollbackWithMo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ansactionalOperatorTests.commitWithFlu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ansactionalOperatorTests.monoSubscriptionNotCance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